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Quotations" style:list-style-name="L3"/>
    <style:style style:name="P18" style:family="paragraph" style:parent-style-name="Quotations" style:list-style-name="L4"/>
    <style:style style:name="P19" style:family="paragraph" style:parent-style-name="Quotations" style:list-style-name="L6"/>
    <style:style style:name="P20" style:family="paragraph" style:parent-style-name="Quotations" style:list-style-name="L7"/>
    <style:style style:name="P21" style:family="paragraph" style:parent-style-name="Quotations" style:list-style-name="L9"/>
    <style:style style:name="P22" style:family="paragraph" style:parent-style-name="Quotations" style:list-style-name="L10"/>
    <style:style style:name="P23" style:family="paragraph" style:parent-style-name="Quotations" style:list-style-name="L12"/>
    <style:style style:name="P24" style:family="paragraph" style:parent-style-name="Quotations" style:list-style-name="L13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ere’s a compact but fully usable <text:span text:style-name="Strong_20_Emphasis">Week 1 test script</text:span> for 4 core friends: <text:span text:style-name="Strong_20_Emphasis">Rowan, Mina, Theo, Cas</text:span>.</text:p>
      <text:list xml:id="list5022964254662987504" text:style-name="L1">
        <text:list-item>
          <text:p text:style-name="P1">All dialogue is <text:span text:style-name="Strong_20_Emphasis">per-character</text:span>, broken into <text:span text:style-name="Strong_20_Emphasis">Day 1 → Day 3 → Day 5</text:span> scenes.</text:p>
        </text:list-item>
        <text:list-item>
          <text:p text:style-name="P1">No branch goes more than <text:span text:style-name="Strong_20_Emphasis">3 levels deep</text:span>.</text:p>
        </text:list-item>
        <text:list-item>
          <text:p text:style-name="P1">Each character has:</text:p>
          <text:list>
            <text:list-item>
              <text:p text:style-name="P1"><text:span text:style-name="Strong_20_Emphasis">One special “secret” branch</text:span> (marked with a flag)</text:p>
            </text:list-item>
            <text:list-item>
              <text:p text:style-name="P1">A later day where referencing that journaled secret gives a <text:span text:style-name="Strong_20_Emphasis">reward</text:span>.</text:p>
            </text:list-item>
          </text:list>
        </text:list-item>
      </text:list>
      <text:p text:style-name="Text_20_body">Use this as a baseline for scripting and testing your systems (flags, journal, affection, Arete, etc.).</text:p>
      <text:p text:style-name="Horizontal_20_Line"/>
      <text:h text:style-name="Heading_20_2" text:outline-level="2">1. Rowan – Week 1</text:h>
      <text:h text:style-name="Heading_20_3" text:outline-level="3">Scene R1 – Day 1 Afternoon – Boardwalk Rail</text:h>
      <text:p text:style-name="Text_20_body"><text:span text:style-name="Strong_20_Emphasis">Context:</text:span> Nyx finds Rowan leaning over the rail, watching the ocean.</text:p>
      <text:p text:style-name="Text_20_body"><text:span text:style-name="Strong_20_Emphasis">Root</text:span></text:p>
      <text:p text:style-name="Text_20_body"><text:span text:style-name="Strong_20_Emphasis">Rowan:</text:span><text:line-break/>“Hey, nightmare girl. You look like you haven’t slept since the late ‘90s.”</text:p>
      <text:p text:style-name="Text_20_body"><text:span text:style-name="Strong_20_Emphasis">Player Choices:</text:span></text:p>
      <text:list xml:id="list2857008308412517749" text:style-name="L2">
        <text:list-item>
          <text:p text:style-name="P2"><text:span text:style-name="Strong_20_Emphasis">“You’re one to talk. You look like you fought the pavement and lost.”</text:span></text:p>
          <text:list>
            <text:list-item>
              <text:p text:style-name="P2"><text:span text:style-name="Strong_20_Emphasis">Rowan:</text:span><text:line-break/>“Rude. I totally won. You should see the pavement.”<text:line-break/>“You hanging out or just passing through?”</text:p>
            </text:list-item>
            <text:list-item>
              <text:p text:style-name="P2"><text:span text:style-name="Strong_20_Emphasis">Level 2 Choices:</text:span></text:p>
              <text:list>
                <text:list-item>
                  <text:p text:style-name="P2"><text:span text:style-name="Strong_20_Emphasis">“Hanging out. I kind of… don’t want to be alone right now.”</text:span></text:p>
                  <text:list>
                    <text:list-item>
                      <text:p text:style-name="P2"><text:span text:style-name="Strong_20_Emphasis">Rowan:</text:span><text:line-break/>“Cool. I charge one (1) bad joke per hour. Payment up front.”<text:line-break/>“You can just sit. We don’t have to talk.”</text:p>
                    </text:list-item>
                    <text:list-item>
                      <text:p text:style-name="P2"><text:span text:style-name="Emphasis">Flags:</text:span> <text:span text:style-name="Source_20_Text">ROWAN_MET = True</text:span>, small <text:span text:style-name="Strong_20_Emphasis">Emotional Harmony +1</text:span> (honesty), Rowan bond +1.</text:p>
                    </text:list-item>
                  </text:list>
                </text:list-item>
                <text:list-item>
                  <text:p text:style-name="P2"><text:span text:style-name="Strong_20_Emphasis">“Just passing through. Wanted to make sure you hadn’t fallen in.”</text:span></text:p>
                  <text:list>
                    <text:list-item>
                      <text:p text:style-name="P2"><text:span text:style-name="Strong_20_Emphasis">Rowan:</text:span><text:line-break/>“Not yet. If I do, I’ll haunt the arcade. Same as always.”<text:line-break/>“Catch you later, Nyx.”</text:p>
                    </text:list-item>
                    <text:list-item>
                      <text:p text:style-name="P2"><text:span text:style-name="Emphasis">Flags:</text:span> <text:span text:style-name="Source_20_Text">ROWAN_MET = True</text:span>, Rowan bond +0 (neutral)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span text:style-name="Strong_20_Emphasis">“Is that… your way of saying hi?”</text:span></text:p>
          <text:list>
            <text:list-item>
              <text:p text:style-name="P2"><text:span text:style-name="Strong_20_Emphasis">Rowan:</text:span><text:line-break/>“Yeah, I don’t do small talk. Only medium and up.”<text:line-break/>“You okay? Or like, ‘Nyx okay’?”</text:p>
            </text:list-item>
            <text:list-item>
              <text:p text:style-name="P2"><text:soft-page-break/><text:span text:style-name="Strong_20_Emphasis">Level 2 Choices:</text:span></text:p>
              <text:list>
                <text:list-item>
                  <text:p text:style-name="P2"><text:span text:style-name="Strong_20_Emphasis">“Regular okay. The Nyx version would involve more screaming.”</text:span></text:p>
                  <text:list>
                    <text:list-item>
                      <text:p text:style-name="P2"><text:span text:style-name="Strong_20_Emphasis">Rowan:</text:span><text:line-break/>“Cool, we’re at ‘regular.’ I’ll take it.”<text:line-break/>“Wanna watch people trip over their own flip-flops?”</text:p>
                    </text:list-item>
                    <text:list-item>
                      <text:p text:style-name="P2"><text:span text:style-name="Emphasis">Flags:</text:span> <text:span text:style-name="Source_20_Text">ROWAN_MET = True</text:span>, Rowan bond +1.</text:p>
                    </text:list-item>
                  </text:list>
                </text:list-item>
                <text:list-item>
                  <text:p text:style-name="P2"><text:span text:style-name="Strong_20_Emphasis">“I’m really not okay. But I don’t want to get into it.”</text:span></text:p>
                  <text:list>
                    <text:list-item>
                      <text:p text:style-name="P2"><text:span text:style-name="Strong_20_Emphasis">Rowan:</text:span><text:line-break/>“Fair. You don’t owe me an explanation.”<text:line-break/>“You can still sit. We can judge tourists in silence.”</text:p>
                    </text:list-item>
                    <text:list-item>
                      <text:p text:style-name="P2"><text:span text:style-name="Emphasis">Flags:</text:span> <text:span text:style-name="Source_20_Text">ROWAN_MET = True</text:span>, <text:span text:style-name="Strong_20_Emphasis">Emotional Harmony +1 (honesty)</text:span>, Rowan trust +1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span text:style-name="Strong_20_Emphasis">“Please don’t call me nightmare girl.”</text:span></text:p>
          <text:list>
            <text:list-item>
              <text:p text:style-name="P2"><text:span text:style-name="Strong_20_Emphasis">Rowan:</text:span><text:line-break/>“Oh. Sorry. You just… looked like you had a lot going on up there.”<text:line-break/>“What should I call you, then?”</text:p>
            </text:list-item>
            <text:list-item>
              <text:p text:style-name="P2"><text:span text:style-name="Strong_20_Emphasis">Level 2 Choices:</text:span></text:p>
              <text:list>
                <text:list-item>
                  <text:p text:style-name="P2"><text:span text:style-name="Strong_20_Emphasis">“Nyx is fine.”</text:span></text:p>
                  <text:list>
                    <text:list-item>
                      <text:p text:style-name="P2"><text:span text:style-name="Strong_20_Emphasis">Rowan:</text:span><text:line-break/>“Nyx, then. Hi. I’m Rowan. Menace.”<text:line-break/>“You want a tour of the rail or you good?”</text:p>
                    </text:list-item>
                    <text:list-item>
                      <text:p text:style-name="P2"><text:span text:style-name="Emphasis">Flags:</text:span> <text:span text:style-name="Source_20_Text">ROWAN_MET = True</text:span>, Rowan bond +1.</text:p>
                    </text:list-item>
                  </text:list>
                </text:list-item>
                <text:list-item>
                  <text:p text:style-name="P2"><text:span text:style-name="Strong_20_Emphasis">“Doesn’t matter. I’m probably a mess either way.”</text:span></text:p>
                  <text:list>
                    <text:list-item>
                      <text:p text:style-name="P2"><text:span text:style-name="Strong_20_Emphasis">Rowan:</text:span><text:line-break/>“Cool. Then I’ll call you ‘Mess’ and you call me ‘Bad Idea.’ Deal?”<text:line-break/>“Seriously though, if I cross a line, just tell me.”</text:p>
                    </text:list-item>
                    <text:list-item>
                      <text:p text:style-name="P2"><text:span text:style-name="Emphasis">Flags:</text:span> <text:span text:style-name="Source_20_Text">ROWAN_MET = True</text:span>, <text:span text:style-name="Strong_20_Emphasis">Emotional Harmony +1 (boundary setting opportunity)</text:span>, Rowan trust +1.</text:p>
                    </text:list-item>
                  </text:list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Scene R2 – Day 3 Evening – Skate Spot Secret (SECRET FLAG)</text:h>
      <text:p text:style-name="Text_20_body"><text:span text:style-name="Strong_20_Emphasis">Context:</text:span> Nyx finds Rowan sitting on the rail with his board next to him, not skating.</text:p>
      <text:p text:style-name="Text_20_body"><text:span text:style-name="Strong_20_Emphasis">Prereq:</text:span> <text:span text:style-name="Source_20_Text">ROWAN_MET = True</text:span></text:p>
      <text:p text:style-name="Text_20_body"><text:span text:style-name="Strong_20_Emphasis">Root</text:span></text:p>
      <text:p text:style-name="Text_20_body"><text:span text:style-name="Strong_20_Emphasis">Rowan:</text:span><text:line-break/>“Hey, Mess. Or Nyx. Or whatever you settled on. You ever get that feeling like the whole town is… waiting for you to grow out of yourself?”</text:p>
      <text:p text:style-name="Text_20_body"><text:span text:style-name="Strong_20_Emphasis">Player Choices:</text:span></text:p>
      <text:list xml:id="list380788305565209516" text:style-name="L3">
        <text:list-item>
          <text:p text:style-name="P3"><text:soft-page-break/><text:span text:style-name="Strong_20_Emphasis">“Yeah. Like I was supposed to be a different person by now.”</text:span></text:p>
          <text:list>
            <text:list-item>
              <text:p text:style-name="P3"><text:span text:style-name="Strong_20_Emphasis">Rowan:</text:span><text:line-break/>“Right? Everyone I used to skate with either moved away or started posting engagement pics.”<text:line-break/>“Feels like I missed a memo.”</text:p>
            </text:list-item>
            <text:list-item>
              <text:p text:style-name="P3"><text:span text:style-name="Strong_20_Emphasis">Level 2 Choices (SECRET PATH):</text:span></text:p>
              <text:list>
                <text:list-item>
                  <text:p text:style-name="P3"><text:span text:style-name="Strong_20_Emphasis">“Did you want that? Moving on like that?”</text:span></text:p>
                  <text:list>
                    <text:list-item>
                      <text:p text:style-name="P3"><text:span text:style-name="Strong_20_Emphasis">Rowan:</text:span><text:line-break/>“Sometimes. Sometimes I just… want to be twelve again and never leave this board.”<text:line-break/><text:span text:style-name="Emphasis">sighs</text:span><text:line-break/>“Don’t tell anyone, but… I’ve got this stupid plan to skate all the way off this island at sunrise one day. Just keep going. Obviously I’d crash, but, y’know. Dramatic exit.”</text:p>
                    </text:list-item>
                    <text:list-item>
                      <text:p text:style-name="P3"><text:span text:style-name="Emphasis">Flags:</text:span> <text:span text:style-name="Source_20_Text">ROWAN_SECRET_SUNRISE_PLAN = True</text:span></text:p>
                    </text:list-item>
                    <text:list-item>
                      <text:p text:style-name="P3"><text:span text:style-name="Emphasis">Journal Entry:</text:span></text:p>
                      <text:p text:style-name="P17">Rowan said he sometimes dreams of skating off the island at sunrise. Not to die, just to… escape.</text:p>
                    </text:list-item>
                  </text:list>
                </text:list-item>
                <text:list-item>
                  <text:p text:style-name="P3"><text:span text:style-name="Strong_20_Emphasis">“At least you’re still here. I’m barely even… present.”</text:span></text:p>
                  <text:list>
                    <text:list-item>
                      <text:p text:style-name="P3"><text:span text:style-name="Strong_20_Emphasis">Rowan:</text:span><text:line-break/>“Being here counts. Even if you feel like a ghost.”<text:line-break/>“If you ever want to be present, I’ll lend you my board and you can fall in public. Very grounding.”</text:p>
                    </text:list-item>
                    <text:list-item>
                      <text:p text:style-name="P3"><text:span text:style-name="Emphasis">Flags:</text:span> no secret, just Rowan bond +1, Emotional Harmony +1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span text:style-name="Strong_20_Emphasis">“No. I think they already gave up on me.”</text:span></text:p>
          <text:list>
            <text:list-item>
              <text:p text:style-name="P3"><text:span text:style-name="Strong_20_Emphasis">Rowan:</text:span><text:line-break/>“Damn. Dark answer. Respectfully, I hate that for you.”<text:line-break/>“For what it’s worth, I haven’t given up on you yet. And I’m extremely lazy, so that’s something.”</text:p>
            </text:list-item>
            <text:list-item>
              <text:p text:style-name="P3"><text:span text:style-name="Strong_20_Emphasis">Level 2 Choices:</text:span></text:p>
              <text:list>
                <text:list-item>
                  <text:p text:style-name="P3"><text:span text:style-name="Strong_20_Emphasis">“You don’t even know me.”</text:span></text:p>
                  <text:list>
                    <text:list-item>
                      <text:p text:style-name="P3"><text:span text:style-name="Strong_20_Emphasis">Rowan:</text:span><text:line-break/>“Yeah, but I know the look. I see it in the mirror.”<text:line-break/>“You keep coming back here. That’s enough to be on my ‘not-given-up-on’ list.”</text:p>
                    </text:list-item>
                    <text:list-item>
                      <text:p text:style-name="P3"><text:span text:style-name="Emphasis">Flags:</text:span> Rowan trust +1.</text:p>
                    </text:list-item>
                  </text:list>
                </text:list-item>
                <text:list-item>
                  <text:p text:style-name="P3"><text:span text:style-name="Strong_20_Emphasis">“…Thanks.”</text:span></text:p>
                  <text:list>
                    <text:list-item>
                      <text:p text:style-name="P3"><text:span text:style-name="Strong_20_Emphasis">Rowan:</text:span><text:line-break/>“Don’t thank me, I’m just emotionally reckless.”<text:line-break/><text:soft-page-break/>“You wanna watch the sky change colors and pretend we’re in a music video?”</text:p>
                    </text:list-item>
                    <text:list-item>
                      <text:p text:style-name="P3"><text:span text:style-name="Emphasis">Flags:</text:span> Rowan bond +1, Emotional Harmony +1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span text:style-name="Strong_20_Emphasis">“Can we not do existential crisis hour right now?”</text:span></text:p>
          <text:list>
            <text:list-item>
              <text:p text:style-name="P3"><text:span text:style-name="Strong_20_Emphasis">Rowan:</text:span><text:line-break/>“Sure. I can do dumb jokes instead. Multitalented.”<text:line-break/>“Pick a topic: bad tourist fashion, cursed boardwalk food, or childhood injuries.”</text:p>
            </text:list-item>
            <text:list-item>
              <text:p text:style-name="P3"><text:span text:style-name="Strong_20_Emphasis">Level 2 Choices:</text:span></text:p>
              <text:list>
                <text:list-item>
                  <text:p text:style-name="P3"><text:span text:style-name="Strong_20_Emphasis">“Cursed boardwalk food.”</text:span></text:p>
                  <text:list>
                    <text:list-item>
                      <text:p text:style-name="P3"><text:span text:style-name="Strong_20_Emphasis">Rowan:</text:span><text:line-break/>“Perfect. Step one: anything that claims ‘world’s hottest.’ Step two: regret.”</text:p>
                    </text:list-item>
                    <text:list-item>
                      <text:p text:style-name="P3"><text:span text:style-name="Emphasis">Flags:</text:span> light, Rowan bond +1.</text:p>
                    </text:list-item>
                  </text:list>
                </text:list-item>
                <text:list-item>
                  <text:p text:style-name="P3"><text:span text:style-name="Strong_20_Emphasis">“Childhood injuries.”</text:span></text:p>
                  <text:list>
                    <text:list-item>
                      <text:p text:style-name="P3"><text:span text:style-name="Strong_20_Emphasis">Rowan:</text:span><text:line-break/>“Big fan. Broke my arm trying to ollie off a mailbox. Ten out of ten, do not recommend.”</text:p>
                    </text:list-item>
                    <text:list-item>
                      <text:p text:style-name="P3"><text:span text:style-name="Emphasis">Flags:</text:span> Rowan bond +1.</text:p>
                    </text:list-item>
                  </text:list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Scene R3 – Day 5 Sunset – Rail Memory Reward</text:h>
      <text:p text:style-name="Text_20_body"><text:span text:style-name="Strong_20_Emphasis">Prereq:</text:span> <text:span text:style-name="Source_20_Text">ROWAN_SECRET_SUNRISE_PLAN = True</text:span></text:p>
      <text:p text:style-name="Text_20_body"><text:span text:style-name="Strong_20_Emphasis">Context:</text:span> Same rail. The sky is very orange.</text:p>
      <text:p text:style-name="Text_20_body"><text:span text:style-name="Strong_20_Emphasis">Root</text:span></text:p>
      <text:p text:style-name="Text_20_body"><text:span text:style-name="Strong_20_Emphasis">Rowan:</text:span><text:line-break/>“Sunset again. Island’s one party trick.”</text:p>
      <text:p text:style-name="Text_20_body"><text:span text:style-name="Strong_20_Emphasis">If SECRET FLAG present, unlocks special choice:</text:span></text:p>
      <text:p text:style-name="Text_20_body"><text:span text:style-name="Strong_20_Emphasis">Player Choices:</text:span></text:p>
      <text:list xml:id="list5758472128342312713" text:style-name="L4">
        <text:list-item>
          <text:p text:style-name="P4"><text:span text:style-name="Strong_20_Emphasis">“You ever think about that sunrise thing again? Skating off the island.”</text:span></text:p>
          <text:list>
            <text:list-item>
              <text:p text:style-name="P4"><text:span text:style-name="Strong_20_Emphasis">Rowan:</text:span><text:line-break/><text:span text:style-name="Emphasis">freezes, then laughs quietly</text:span><text:line-break/>“Damn. You remembered that? I was half kidding.”<text:line-break/>“Okay. If I ever actually try it, you’re required to tackle me first.”<text:line-break/>“Here. You can hold this as collateral.”<text:line-break/><text:span text:style-name="Emphasis">hands Nyx a small, worn skate charm</text:span></text:p>
            </text:list-item>
            <text:list-item>
              <text:p text:style-name="P4"><text:span text:style-name="Emphasis">Reward:</text:span> <text:span text:style-name="Strong_20_Emphasis">Item: Hand-Carved Skate Charm [Rare]</text:span>, Rowan bond +2, trust +2.</text:p>
            </text:list-item>
            <text:list-item>
              <text:p text:style-name="P4"><text:span text:style-name="Emphasis">Journal Note:</text:span></text:p>
              <text:p text:style-name="P18">He gave me a charm from his board. I think that means don’t let him <text:soft-page-break/>disappear.</text:p>
            </text:list-item>
          </text:list>
        </text:list-item>
        <text:list-item>
          <text:p text:style-name="P4"><text:span text:style-name="Strong_20_Emphasis">“You’re right. This island only has one trick.”</text:span></text:p>
          <text:list>
            <text:list-item>
              <text:p text:style-name="P4"><text:span text:style-name="Strong_20_Emphasis">Rowan:</text:span><text:line-break/>“Yeah, but it’s a good one.”<text:line-break/>“And you keep coming back to watch it, so. That’s two surprises.”</text:p>
            </text:list-item>
            <text:list-item>
              <text:p text:style-name="P4"><text:span text:style-name="Emphasis">No special reward, just Rowan bond +1.</text:span></text:p>
            </text:list-item>
          </text:list>
        </text:list-item>
        <text:list-item>
          <text:p text:style-name="P4"><text:span text:style-name="Strong_20_Emphasis">“I just wanted somewhere quiet. You can keep monologuing, though.”</text:span></text:p>
          <text:list>
            <text:list-item>
              <text:p text:style-name="P4"><text:span text:style-name="Strong_20_Emphasis">Rowan:</text:span><text:line-break/>“Rude. But fair. I’m excellent background noise.”</text:p>
            </text:list-item>
            <text:list-item>
              <text:p text:style-name="P4"><text:span text:style-name="Emphasis">Rowan bond +0–1 depending on tone.</text:span></text:p>
            </text:list-item>
          </text:list>
        </text:list-item>
      </text:list>
      <text:p text:style-name="Horizontal_20_Line"/>
      <text:h text:style-name="Heading_20_2" text:outline-level="2">2. Mina – Week 1</text:h>
      <text:h text:style-name="Heading_20_3" text:outline-level="3">Scene M1 – Day 1 Morning – Coffee Shop Counter</text:h>
      <text:p text:style-name="Text_20_body"><text:span text:style-name="Strong_20_Emphasis">Root</text:span></text:p>
      <text:p text:style-name="Text_20_body"><text:span text:style-name="Strong_20_Emphasis">Mina:</text:span><text:line-break/>“Morning. You look like you’ve had caffeine and regret, but in the wrong order. What can I get you?”</text:p>
      <text:p text:style-name="Text_20_body"><text:span text:style-name="Strong_20_Emphasis">Player Choices:</text:span></text:p>
      <text:list xml:id="list6962365774590819217" text:style-name="L5">
        <text:list-item>
          <text:p text:style-name="P5"><text:span text:style-name="Strong_20_Emphasis">“Black coffee. I want my insides to feel as bad as my outsides.”</text:span></text:p>
          <text:list>
            <text:list-item>
              <text:p text:style-name="P5"><text:span text:style-name="Strong_20_Emphasis">Mina:</text:span><text:line-break/>“…You know that’s not a sustainable business model, right?”<text:line-break/>“But okay. One liquid self-loathing, coming up.”</text:p>
            </text:list-item>
            <text:list-item>
              <text:p text:style-name="P5"><text:span text:style-name="Strong_20_Emphasis">Level 2 Choices:</text:span></text:p>
              <text:list>
                <text:list-item>
                  <text:p text:style-name="P5"><text:span text:style-name="Strong_20_Emphasis">“You’re the one selling it.”</text:span></text:p>
                  <text:list>
                    <text:list-item>
                      <text:p text:style-name="P5"><text:span text:style-name="Strong_20_Emphasis">Mina:</text:span><text:line-break/>“Yeah, but I’m also the one silently judging your choices. We contain multitudes.”</text:p>
                    </text:list-item>
                    <text:list-item>
                      <text:p text:style-name="P5"><text:span text:style-name="Emphasis">Flags:</text:span> <text:span text:style-name="Source_20_Text">MINA_MET = True</text:span>, Mina bond +1.</text:p>
                    </text:list-item>
                  </text:list>
                </text:list-item>
                <text:list-item>
                  <text:p text:style-name="P5"><text:span text:style-name="Strong_20_Emphasis">“Sorry. That came out darker than I meant.”</text:span></text:p>
                  <text:list>
                    <text:list-item>
                      <text:p text:style-name="P5"><text:span text:style-name="Strong_20_Emphasis">Mina:</text:span><text:line-break/>“Then it matches the coffee. Consider it themed.”<text:line-break/>“Joking aside… you okay?”</text:p>
                    </text:list-item>
                    <text:list-item>
                      <text:p text:style-name="P5"><text:span text:style-name="Emphasis">Flags:</text:span> Mina trust +1, Emotional Harmony +1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Strong_20_Emphasis">“Chamomile or something… calming. If that’s not illegal before noon.”</text:span></text:p>
          <text:list>
            <text:list-item>
              <text:p text:style-name="P5"><text:span text:style-name="Strong_20_Emphasis">Mina:</text:span><text:line-break/>“Bold move. Most people start the day with panic fuel.”<text:line-break/><text:soft-page-break/>“I respect your refusal to participate in the grind.”</text:p>
            </text:list-item>
            <text:list-item>
              <text:p text:style-name="P5"><text:span text:style-name="Strong_20_Emphasis">Level 2 Choices:</text:span></text:p>
              <text:list>
                <text:list-item>
                  <text:p text:style-name="P5"><text:span text:style-name="Strong_20_Emphasis">“I’m already panicking. Coffee would just be a costume.”</text:span></text:p>
                  <text:list>
                    <text:list-item>
                      <text:p text:style-name="P5"><text:span text:style-name="Strong_20_Emphasis">Mina:</text:span><text:line-break/>“That’s… actually a good metaphor.”<text:line-break/>“Chamomile it is. On the house if you promise to inhale and exhale at least once.”</text:p>
                    </text:list-item>
                    <text:list-item>
                      <text:p text:style-name="P5"><text:span text:style-name="Emphasis">Flags:</text:span> Emotional Harmony +1, <text:span text:style-name="Source_20_Text">MINA_MET = True</text:span>, Mina bond +1.</text:p>
                    </text:list-item>
                  </text:list>
                </text:list-item>
                <text:list-item>
                  <text:p text:style-name="P5"><text:span text:style-name="Strong_20_Emphasis">“I just like the taste.”</text:span></text:p>
                  <text:list>
                    <text:list-item>
                      <text:p text:style-name="P5"><text:span text:style-name="Strong_20_Emphasis">Mina:</text:span><text:line-break/>“Simple motives. Rare species.”<text:line-break/>“One chamomile. Try not to spill your serenity.”</text:p>
                    </text:list-item>
                    <text:list-item>
                      <text:p text:style-name="P5"><text:span text:style-name="Emphasis">Flags:</text:span> <text:span text:style-name="Source_20_Text">MINA_MET = True</text:span>, neutral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Strong_20_Emphasis">“Surprise me. Worst case, I die.”</text:span></text:p>
          <text:list>
            <text:list-item>
              <text:p text:style-name="P5"><text:span text:style-name="Strong_20_Emphasis">Mina:</text:span><text:line-break/>“I’m like ninety percent sure my manager would frown on that.”<text:line-break/>“I’ll keep it mild, drama queen.”</text:p>
            </text:list-item>
            <text:list-item>
              <text:p text:style-name="P5"><text:span text:style-name="Strong_20_Emphasis">Level 2 Choices:</text:span></text:p>
              <text:list>
                <text:list-item>
                  <text:p text:style-name="P5"><text:span text:style-name="Strong_20_Emphasis">“Drama king, actually.”</text:span></text:p>
                  <text:list>
                    <text:list-item>
                      <text:p text:style-name="P5"><text:span text:style-name="Strong_20_Emphasis">Mina:</text:span><text:line-break/>“Noted. I’ll misgender your melodrama consistently.”</text:p>
                    </text:list-item>
                    <text:list-item>
                      <text:p text:style-name="P5"><text:span text:style-name="Emphasis">MINA_MET = True</text:span>, Mina bond +1.</text:p>
                    </text:list-item>
                  </text:list>
                </text:list-item>
                <text:list-item>
                  <text:p text:style-name="P5"><text:span text:style-name="Strong_20_Emphasis">“You could just say I look tired.”</text:span></text:p>
                  <text:list>
                    <text:list-item>
                      <text:p text:style-name="P5"><text:span text:style-name="Strong_20_Emphasis">Mina:</text:span><text:line-break/>“You look tired. And alive. I’m pro-keeping you that way.”</text:p>
                    </text:list-item>
                    <text:list-item>
                      <text:p text:style-name="P5"><text:span text:style-name="Emphasis">MINA_MET = True</text:span>, Mina trust +1.</text:p>
                    </text:list-item>
                  </text:list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Scene M2 – Day 3 Afternoon – Quiet Table (SECRET FLAG)</text:h>
      <text:p text:style-name="Text_20_body"><text:span text:style-name="Strong_20_Emphasis">Context:</text:span> Nyx sits at a small table; Mina’s on break with tea &amp; notebook.</text:p>
      <text:p text:style-name="Text_20_body"><text:span text:style-name="Strong_20_Emphasis">Prereq:</text:span> <text:span text:style-name="Source_20_Text">MINA_MET = True</text:span></text:p>
      <text:p text:style-name="Text_20_body"><text:span text:style-name="Strong_20_Emphasis">Root</text:span></text:p>
      <text:p text:style-name="Text_20_body"><text:span text:style-name="Strong_20_Emphasis">Mina:</text:span><text:line-break/>“Hey. If you’re here to spiral in peace, I can relocate my anxiety elsewhere.”</text:p>
      <text:p text:style-name="Text_20_body"><text:span text:style-name="Strong_20_Emphasis">Player Choices:</text:span></text:p>
      <text:list xml:id="list4985919942814618528" text:style-name="L6">
        <text:list-item>
          <text:p text:style-name="P6"><text:span text:style-name="Strong_20_Emphasis">“You can stay. We can spiral in stereo.”</text:span></text:p>
          <text:list>
            <text:list-item>
              <text:p text:style-name="P6"><text:soft-page-break/><text:span text:style-name="Strong_20_Emphasis">Mina:</text:span><text:line-break/>“Co-op spiraling. New favorite genre.”<text:line-break/>“Can I ask a nosy question?”</text:p>
            </text:list-item>
            <text:list-item>
              <text:p text:style-name="P6"><text:span text:style-name="Strong_20_Emphasis">Level 2 Choices (SECRET PATH):</text:span></text:p>
              <text:list>
                <text:list-item>
                  <text:p text:style-name="P6"><text:span text:style-name="Strong_20_Emphasis">“Only if I get to ask one back.”</text:span></text:p>
                  <text:list>
                    <text:list-item>
                      <text:p text:style-name="P6"><text:span text:style-name="Strong_20_Emphasis">Mina:</text:span><text:line-break/>“Deal.”<text:line-break/>“Okay, nosy question: what do you do when it feels like your brain is chewing on itself?”<text:line-break/><text:span text:style-name="Emphasis">(Nyx answers via internal choice; abstract.)</text:span><text:line-break/>“I make lists. Of people I haven’t failed yet. Of things I haven’t ruined. Of reasons my therapist would yell at me if I ghosted her.”<text:line-break/>“Don’t write that last one down. Actually, do. I kind of like how pathetic it sounds.”</text:p>
                    </text:list-item>
                    <text:list-item>
                      <text:p text:style-name="P6"><text:span text:style-name="Emphasis">Flags:</text:span> <text:span text:style-name="Source_20_Text">MINA_SECRET_LISTS = True</text:span></text:p>
                    </text:list-item>
                    <text:list-item>
                      <text:p text:style-name="P6"><text:span text:style-name="Emphasis">Journal Entry:</text:span></text:p>
                      <text:p text:style-name="P19">Mina writes lists when her brain is chewing on itself: names she hasn’t failed, things she hasn’t ruined, reasons not to disappear.</text:p>
                    </text:list-item>
                  </text:list>
                </text:list-item>
                <text:list-item>
                  <text:p text:style-name="P6"><text:span text:style-name="Strong_20_Emphasis">“Not in the mood to be dissected today.”</text:span></text:p>
                  <text:list>
                    <text:list-item>
                      <text:p text:style-name="P6"><text:span text:style-name="Strong_20_Emphasis">Mina:</text:span><text:line-break/>“Fair. I’ll just spiral politely in your vicinity.”</text:p>
                    </text:list-item>
                    <text:list-item>
                      <text:p text:style-name="P6"><text:span text:style-name="Emphasis">Mina bond +0–1, no secret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span text:style-name="Strong_20_Emphasis">“I can go if you want space.”</text:span></text:p>
          <text:list>
            <text:list-item>
              <text:p text:style-name="P6"><text:span text:style-name="Strong_20_Emphasis">Mina:</text:span><text:line-break/>“I’d have said something if I wanted you gone.”<text:line-break/>“You’re allowed to exist where I exist. That’s the whole point of public seating.”</text:p>
            </text:list-item>
            <text:list-item>
              <text:p text:style-name="P6"><text:span text:style-name="Emphasis">Mina trust +1 (respecting boundaries but staying).</text:span></text:p>
            </text:list-item>
          </text:list>
        </text:list-item>
        <text:list-item>
          <text:p text:style-name="P6"><text:span text:style-name="Strong_20_Emphasis">“Depends. Is the question worse than my thoughts?”</text:span></text:p>
          <text:list>
            <text:list-item>
              <text:p text:style-name="P6"><text:span text:style-name="Strong_20_Emphasis">Mina:</text:span><text:line-break/>“Probably not. Most things aren’t.”<text:line-break/>“I’ll save it for another day.”</text:p>
            </text:list-item>
            <text:list-item>
              <text:p text:style-name="P6"><text:span text:style-name="Strong_20_Emphasis">Level 2 Choices:</text:span></text:p>
              <text:list>
                <text:list-item>
                  <text:p text:style-name="P6"><text:span text:style-name="Strong_20_Emphasis">“You can ask. I might just… not answer.”</text:span></text:p>
                  <text:list>
                    <text:list-item>
                      <text:p text:style-name="P6"><text:span text:style-name="Strong_20_Emphasis">Mina:</text:span><text:line-break/>“Consent. I like it. I’ll prep a list of Questions That Don’t Suck.”</text:p>
                    </text:list-item>
                    <text:list-item>
                      <text:p text:style-name="P6"><text:span text:style-name="Emphasis">Mina trust +1.</text:span></text:p>
                    </text:list-item>
                  </text:list>
                </text:list-item>
                <text:list-item>
                  <text:p text:style-name="P6"><text:span text:style-name="Strong_20_Emphasis">“Please don’t. I’m already at capacity.”</text:span></text:p>
                  <text:list>
                    <text:list-item>
                      <text:p text:style-name="P6"><text:soft-page-break/><text:span text:style-name="Strong_20_Emphasis">Mina:</text:span><text:line-break/>“Got it. We can talk about literally anything else. Like how this tea tastes like warm grass.”</text:p>
                    </text:list-item>
                    <text:list-item>
                      <text:p text:style-name="P6"><text:span text:style-name="Emphasis">Emotional Harmony +1 (boundary honored)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Scene M3 – Day 5 Evening – Coffee Shop Reward</text:h>
      <text:p text:style-name="Text_20_body"><text:span text:style-name="Strong_20_Emphasis">Prereq:</text:span> <text:span text:style-name="Source_20_Text">MINA_SECRET_LISTS = True</text:span></text:p>
      <text:p text:style-name="Text_20_body"><text:span text:style-name="Strong_20_Emphasis">Root</text:span></text:p>
      <text:p text:style-name="Text_20_body"><text:span text:style-name="Strong_20_Emphasis">Mina:</text:span><text:line-break/>“Hey. You look like you’ve been chewed up and spit out by the schedule again. Welcome back.”</text:p>
      <text:p text:style-name="Text_20_body"><text:span text:style-name="Strong_20_Emphasis">Special option unlocked:</text:span></text:p>
      <text:p text:style-name="Text_20_body"><text:span text:style-name="Strong_20_Emphasis">Player Choices:</text:span></text:p>
      <text:list xml:id="list6964755833566109372" text:style-name="L7">
        <text:list-item>
          <text:p text:style-name="P7"><text:span text:style-name="Strong_20_Emphasis">“Bad day. Might need you to add me to your ‘haven’t failed yet’ list.”</text:span></text:p>
          <text:list>
            <text:list-item>
              <text:p text:style-name="P7"><text:span text:style-name="Strong_20_Emphasis">Mina:</text:span><text:line-break/><text:span text:style-name="Emphasis">stares, then laughs softly</text:span><text:line-break/>“Wow, I really shouldn’t have told you that. But… yeah.”<text:line-break/>“You’re absolutely on it. Somewhere near the top, actually.”<text:line-break/>“Here. This is one of the zines I made when I was trying to not lose my mind in grad school.”</text:p>
            </text:list-item>
            <text:list-item>
              <text:p text:style-name="P7"><text:span text:style-name="Emphasis">Reward:</text:span> <text:span text:style-name="Strong_20_Emphasis">Zine: “Brain Fog Survival Guide”</text:span> (or similar) – small Psychological Harmony buff, new Cope ability.</text:p>
            </text:list-item>
            <text:list-item>
              <text:p text:style-name="P7"><text:span text:style-name="Emphasis">Journal Note:</text:span></text:p>
              <text:p text:style-name="P20">She put me on the list. I don’t know what to do with that.</text:p>
            </text:list-item>
          </text:list>
        </text:list-item>
        <text:list-item>
          <text:p text:style-name="P7"><text:span text:style-name="Strong_20_Emphasis">“Do you still make those crisis lists?”</text:span></text:p>
          <text:list>
            <text:list-item>
              <text:p text:style-name="P7"><text:span text:style-name="Strong_20_Emphasis">Mina:</text:span><text:line-break/>“Constantly. This morning’s: ‘Reasons I am not already a ghost.’ You made the list twice.”</text:p>
            </text:list-item>
            <text:list-item>
              <text:p text:style-name="P7"><text:span text:style-name="Emphasis">Mina bond +1, no item.</text:span></text:p>
            </text:list-item>
          </text:list>
        </text:list-item>
        <text:list-item>
          <text:p text:style-name="P7"><text:span text:style-name="Strong_20_Emphasis">“I just wanted tea. Emotional revelations optional.”</text:span></text:p>
          <text:list>
            <text:list-item>
              <text:p text:style-name="P7"><text:span text:style-name="Strong_20_Emphasis">Mina:</text:span><text:line-break/>“Tea I can do. Emotional revelations always optional.”</text:p>
            </text:list-item>
            <text:list-item>
              <text:p text:style-name="P7"><text:span text:style-name="Emphasis">Normal interaction.</text:span></text:p>
            </text:list-item>
          </text:list>
        </text:list-item>
      </text:list>
      <text:p text:style-name="Horizontal_20_Line"/>
      <text:h text:style-name="Heading_20_2" text:outline-level="2"><text:soft-page-break/>3. Theo – Week 1</text:h>
      <text:h text:style-name="Heading_20_3" text:outline-level="3">Scene T1 – Day 1 Afternoon – Library Front Desk</text:h>
      <text:p text:style-name="Text_20_body"><text:span text:style-name="Strong_20_Emphasis">Root</text:span></text:p>
      <text:p text:style-name="Text_20_body"><text:span text:style-name="Strong_20_Emphasis">Theo:</text:span><text:line-break/>“Oh—hi. Sorry. I was, um, rearranging the ‘misery memoir’ section. Are you… looking for something specific?”</text:p>
      <text:p text:style-name="Text_20_body"><text:span text:style-name="Strong_20_Emphasis">Player Choices:</text:span></text:p>
      <text:list xml:id="list6406201603642651019" text:style-name="L8">
        <text:list-item>
          <text:p text:style-name="P8"><text:span text:style-name="Strong_20_Emphasis">“Anything that makes my life feel less like a disaster.”</text:span></text:p>
          <text:list>
            <text:list-item>
              <text:p text:style-name="P8"><text:span text:style-name="Strong_20_Emphasis">Theo:</text:span><text:line-break/>“So… fiction.”<text:line-break/><text:span text:style-name="Emphasis">tiny smile</text:span><text:line-break/>“We have a good fantasy section.”</text:p>
            </text:list-item>
            <text:list-item>
              <text:p text:style-name="P8"><text:span text:style-name="Strong_20_Emphasis">Level 2 Choices:</text:span></text:p>
              <text:list>
                <text:list-item>
                  <text:p text:style-name="P8"><text:span text:style-name="Strong_20_Emphasis">“You have any ‘life is survivable’ recommendations?”</text:span></text:p>
                  <text:list>
                    <text:list-item>
                      <text:p text:style-name="P8"><text:span text:style-name="Strong_20_Emphasis">Theo:</text:span><text:line-break/>“Yeah. I… might have a list.”<text:line-break/>“If you tell me what kind of disaster we’re talking about, I can narrow it down.”</text:p>
                    </text:list-item>
                    <text:list-item>
                      <text:p text:style-name="P8"><text:span text:style-name="Emphasis">Flags:</text:span> <text:span text:style-name="Source_20_Text">THEO_MET = True</text:span>, Theo trust +1.</text:p>
                    </text:list-item>
                  </text:list>
                </text:list-item>
                <text:list-item>
                  <text:p text:style-name="P8"><text:span text:style-name="Strong_20_Emphasis">“I’ll take anything with a dragon and no real-world consequences.”</text:span></text:p>
                  <text:list>
                    <text:list-item>
                      <text:p text:style-name="P8"><text:span text:style-name="Strong_20_Emphasis">Theo:</text:span><text:line-break/>“You’re in luck. That’s basically half the catalogue.”<text:line-break/>“I’ll show you.”</text:p>
                    </text:list-item>
                    <text:list-item>
                      <text:p text:style-name="P8"><text:span text:style-name="Emphasis">THEO_MET = True</text:span>, Theo bond +1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span text:style-name="Strong_20_Emphasis">“Just somewhere quiet to sit. Preferably forever.”</text:span></text:p>
          <text:list>
            <text:list-item>
              <text:p text:style-name="P8"><text:span text:style-name="Strong_20_Emphasis">Theo:</text:span><text:line-break/>“We don’t usually allow forever, but I can offer a few hours.”<text:line-break/>“Upstairs reading room is usually empty.”</text:p>
            </text:list-item>
            <text:list-item>
              <text:p text:style-name="P8"><text:span text:style-name="Strong_20_Emphasis">Level 2 Choices:</text:span></text:p>
              <text:list>
                <text:list-item>
                  <text:p text:style-name="P8"><text:span text:style-name="Strong_20_Emphasis">“You won’t kick me out if I stare at the wall?”</text:span></text:p>
                  <text:list>
                    <text:list-item>
                      <text:p text:style-name="P8"><text:span text:style-name="Strong_20_Emphasis">Theo:</text:span><text:line-break/>“Not unless you start screaming at it. Even then, we’d start with a warning.”</text:p>
                    </text:list-item>
                    <text:list-item>
                      <text:p text:style-name="P8"><text:span text:style-name="Emphasis">THEO_MET = True</text:span>, Theo bond +1.</text:p>
                    </text:list-item>
                  </text:list>
                </text:list-item>
                <text:list-item>
                  <text:p text:style-name="P8"><text:span text:style-name="Strong_20_Emphasis">“Thanks. I promise to be hauntingly quiet.”</text:span></text:p>
                  <text:list>
                    <text:list-item>
                      <text:p text:style-name="P8"><text:span text:style-name="Strong_20_Emphasis">Theo:</text:span><text:line-break/>“That’s… kind of the brand here.”</text:p>
                    </text:list-item>
                    <text:list-item>
                      <text:p text:style-name="P8"><text:soft-page-break/><text:span text:style-name="Emphasis">THEO_MET = True</text:span>, Theo bond +1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span text:style-name="Strong_20_Emphasis">“Do you have anything about… dreams?”</text:span></text:p>
          <text:list>
            <text:list-item>
              <text:p text:style-name="P8"><text:span text:style-name="Strong_20_Emphasis">Theo:</text:span><text:line-break/>“Nightmares or symbolism?”<text:line-break/>“Or both. It’s usually both.”</text:p>
            </text:list-item>
            <text:list-item>
              <text:p text:style-name="P8"><text:span text:style-name="Strong_20_Emphasis">Level 2 Choices:</text:span></text:p>
              <text:list>
                <text:list-item>
                  <text:p text:style-name="P8"><text:span text:style-name="Strong_20_Emphasis">“Nightmares. The kind that feel too real.”</text:span></text:p>
                  <text:list>
                    <text:list-item>
                      <text:p text:style-name="P8"><text:span text:style-name="Strong_20_Emphasis">Theo:</text:span><text:line-break/>“I’ll show you where we keep the scary stuff.”<text:line-break/>“You can pretend it’s for an essay if that helps.”</text:p>
                    </text:list-item>
                    <text:list-item>
                      <text:p text:style-name="P8"><text:span text:style-name="Emphasis">THEO_MET = True</text:span>, Emotional Harmony +1.</text:p>
                    </text:list-item>
                  </text:list>
                </text:list-item>
                <text:list-item>
                  <text:p text:style-name="P8"><text:span text:style-name="Strong_20_Emphasis">“Symbolism. I think my brain’s trying to subtweet me.”</text:span></text:p>
                  <text:list>
                    <text:list-item>
                      <text:p text:style-name="P8"><text:span text:style-name="Strong_20_Emphasis">Theo:</text:span><text:line-break/>“Okay. Archetypes and dream analysis are this way. I promise not to judge your subconscious.”</text:p>
                    </text:list-item>
                    <text:list-item>
                      <text:p text:style-name="P8"><text:span text:style-name="Emphasis">THEO_MET = True</text:span>, Theo trust +1.</text:p>
                    </text:list-item>
                  </text:list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Scene T2 – Day 3 Late Afternoon – Stacks (SECRET FLAG)</text:h>
      <text:p text:style-name="Text_20_body"><text:span text:style-name="Strong_20_Emphasis">Context:</text:span> Theo is reshelving books alone in a quiet aisle.</text:p>
      <text:p text:style-name="Text_20_body"><text:span text:style-name="Strong_20_Emphasis">Prereq:</text:span> <text:span text:style-name="Source_20_Text">THEO_MET = True</text:span></text:p>
      <text:p text:style-name="Text_20_body"><text:span text:style-name="Strong_20_Emphasis">Root</text:span></text:p>
      <text:p text:style-name="Text_20_body"><text:span text:style-name="Strong_20_Emphasis">Theo:</text:span><text:line-break/>“Oh—sorry, I didn’t see you there. You move… quietly.”</text:p>
      <text:p text:style-name="Text_20_body"><text:span text:style-name="Strong_20_Emphasis">Player Choices:</text:span></text:p>
      <text:list xml:id="list6510485624616771409" text:style-name="L9">
        <text:list-item>
          <text:p text:style-name="P9"><text:span text:style-name="Strong_20_Emphasis">“You say that like it’s a bad thing.”</text:span></text:p>
          <text:list>
            <text:list-item>
              <text:p text:style-name="P9"><text:span text:style-name="Strong_20_Emphasis">Theo:</text:span><text:line-break/>“No. Just… relatable.”<text:line-break/>“Sometimes I think if I stopped being quiet, I’d just… disappear.”</text:p>
            </text:list-item>
            <text:list-item>
              <text:p text:style-name="P9"><text:span text:style-name="Strong_20_Emphasis">Level 2 Choices (SECRET PATH):</text:span></text:p>
              <text:list>
                <text:list-item>
                  <text:p text:style-name="P9"><text:span text:style-name="Strong_20_Emphasis">“How does that work? Wouldn’t being loud make you more visible?”</text:span></text:p>
                  <text:list>
                    <text:list-item>
                      <text:p text:style-name="P9"><text:span text:style-name="Strong_20_Emphasis">Theo:</text:span><text:line-break/>“You’d think. But I’ve tried. I get louder and people just… talk over me.”<text:line-break/>“So I decided if I’m going to be invisible, it might as well be on purpose.”<text:line-break/>“Don’t tell anyone, but I rehearse conversations in my head before I have them. Even tiny ones. Like this.”</text:p>
                    </text:list-item>
                    <text:list-item>
                      <text:p text:style-name="P9"><text:span text:style-name="Emphasis">Flags:</text:span> <text:span text:style-name="Source_20_Text">THEO_SECRET_REHEARSAL = True</text:span></text:p>
                    </text:list-item>
                    <text:list-item>
                      <text:p text:style-name="P9"><text:soft-page-break/><text:span text:style-name="Emphasis">Journal:</text:span></text:p>
                      <text:p text:style-name="P21">Theo rehearses conversations in his head so he doesn’t disappear mid-sentence.</text:p>
                    </text:list-item>
                  </text:list>
                </text:list-item>
                <text:list-item>
                  <text:p text:style-name="P9"><text:span text:style-name="Strong_20_Emphasis">“Same. I could evaporate and nobody would notice.”</text:span></text:p>
                  <text:list>
                    <text:list-item>
                      <text:p text:style-name="P9"><text:span text:style-name="Strong_20_Emphasis">Theo:</text:span><text:line-break/>“…I’d notice.”<text:line-break/>“You check out weird books and sit in my quiet corners. I’d notice if you stopped.”</text:p>
                    </text:list-item>
                    <text:list-item>
                      <text:p text:style-name="P9"><text:span text:style-name="Emphasis">Theo trust +1, Emotional Harmony +1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span text:style-name="Strong_20_Emphasis">“I didn’t mean to sneak up on you.”</text:span></text:p>
          <text:list>
            <text:list-item>
              <text:p text:style-name="P9"><text:span text:style-name="Strong_20_Emphasis">Theo:</text:span><text:line-break/>“It’s okay. I scare myself with book carts sometimes.”<text:line-break/>“Heart of a horror protagonist, reflexes of a sloth.”</text:p>
            </text:list-item>
            <text:list-item>
              <text:p text:style-name="P9"><text:span text:style-name="Strong_20_Emphasis">Level 2 Choices:</text:span></text:p>
              <text:list>
                <text:list-item>
                  <text:p text:style-name="P9"><text:span text:style-name="Strong_20_Emphasis">“At least you’re genre-aware.”</text:span></text:p>
                  <text:list>
                    <text:list-item>
                      <text:p text:style-name="P9"><text:span text:style-name="Strong_20_Emphasis">Theo:</text:span><text:line-break/>“Worse fates than dying ironically in the reference section.”</text:p>
                    </text:list-item>
                    <text:list-item>
                      <text:p text:style-name="P9"><text:span text:style-name="Emphasis">Theo bond +1.</text:span></text:p>
                    </text:list-item>
                  </text:list>
                </text:list-item>
                <text:list-item>
                  <text:p text:style-name="P9"><text:span text:style-name="Strong_20_Emphasis">“I can… say hi louder next time?”</text:span></text:p>
                  <text:list>
                    <text:list-item>
                      <text:p text:style-name="P9"><text:span text:style-name="Strong_20_Emphasis">Theo:</text:span><text:line-break/>“You don’t have to be loud for me to hear you.”</text:p>
                    </text:list-item>
                    <text:list-item>
                      <text:p text:style-name="P9"><text:span text:style-name="Emphasis">Theo trust +1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span text:style-name="Strong_20_Emphasis">“I like the quiet. It’s easier to think.”</text:span></text:p>
          <text:list>
            <text:list-item>
              <text:p text:style-name="P9"><text:span text:style-name="Strong_20_Emphasis">Theo:</text:span><text:line-break/>“Sometimes. Sometimes my thoughts get louder to fill the space.”<text:line-break/>“But… I’m glad you like it here.”</text:p>
            </text:list-item>
            <text:list-item>
              <text:p text:style-name="P9"><text:span text:style-name="Strong_20_Emphasis">Level 2 Choices:</text:span></text:p>
              <text:list>
                <text:list-item>
                  <text:p text:style-name="P9"><text:span text:style-name="Strong_20_Emphasis">“If it gets too loud, you can always shush my thoughts for me.”</text:span></text:p>
                  <text:list>
                    <text:list-item>
                      <text:p text:style-name="P9"><text:span text:style-name="Strong_20_Emphasis">Theo:</text:span><text:line-break/>“Librarian-approved mental shushing. I’ll look into it.”</text:p>
                    </text:list-item>
                    <text:list-item>
                      <text:p text:style-name="P9"><text:span text:style-name="Emphasis">Theo bond +1.</text:span></text:p>
                    </text:list-item>
                  </text:list>
                </text:list-item>
                <text:list-item>
                  <text:p text:style-name="P9"><text:span text:style-name="Strong_20_Emphasis">“Quiet plus books is the best combo.”</text:span></text:p>
                  <text:list>
                    <text:list-item>
                      <text:p text:style-name="P9"><text:span text:style-name="Strong_20_Emphasis">Theo:</text:span><text:line-break/>“Agreed. Quiet plus overdue fines, not so much.”</text:p>
                    </text:list-item>
                    <text:list-item>
                      <text:p text:style-name="P9"><text:span text:style-name="Emphasis">Theo bond +1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oft-page-break/>Scene T3 – Day 6 – Reading Room Reward</text:h>
      <text:p text:style-name="Text_20_body"><text:span text:style-name="Strong_20_Emphasis">Prereq:</text:span> <text:span text:style-name="Source_20_Text">THEO_SECRET_REHEARSAL = True</text:span></text:p>
      <text:p text:style-name="Text_20_body"><text:span text:style-name="Strong_20_Emphasis">Root</text:span></text:p>
      <text:p text:style-name="Text_20_body"><text:span text:style-name="Strong_20_Emphasis">Theo:</text:span><text:line-break/>“Oh, hey. I was… kind of hoping you’d come back. I mean—I see a lot of people, but. You’re on my mental map now.”</text:p>
      <text:p text:style-name="Text_20_body"><text:span text:style-name="Strong_20_Emphasis">Special Choice:</text:span></text:p>
      <text:p text:style-name="Text_20_body"><text:span text:style-name="Strong_20_Emphasis">Player Choices:</text:span></text:p>
      <text:list xml:id="list8708180866973789264" text:style-name="L10">
        <text:list-item>
          <text:p text:style-name="P10"><text:span text:style-name="Strong_20_Emphasis">“Did you rehearse this conversation, too?”</text:span></text:p>
          <text:list>
            <text:list-item>
              <text:p text:style-name="P10"><text:span text:style-name="Strong_20_Emphasis">Theo:</text:span><text:line-break/><text:span text:style-name="Emphasis">blushes, then laughs weakly</text:span><text:line-break/>“Yes. And no. I had three versions and you picked the fourth option.”<text:line-break/>“Here. I set this aside for you. It’s a book about people who thought they were invisible and weren’t.”</text:p>
            </text:list-item>
            <text:list-item>
              <text:p text:style-name="P10"><text:span text:style-name="Emphasis">Reward:</text:span> <text:span text:style-name="Strong_20_Emphasis">Key book item</text:span> (could unlock a Dream hint or small Psychological Harmony bonus).</text:p>
            </text:list-item>
            <text:list-item>
              <text:p text:style-name="P10"><text:span text:style-name="Emphasis">Journal:</text:span></text:p>
              <text:p text:style-name="P22">He planned three versions of this conversation. I picked a fourth. He still stayed.</text:p>
            </text:list-item>
          </text:list>
        </text:list-item>
        <text:list-item>
          <text:p text:style-name="P10"><text:span text:style-name="Strong_20_Emphasis">“I like your quiet corners. Thanks for sharing them.”</text:span></text:p>
          <text:list>
            <text:list-item>
              <text:p text:style-name="P10"><text:span text:style-name="Strong_20_Emphasis">Theo:</text:span><text:line-break/>“You’re welcome. They’re better with someone who doesn’t mind the dust.”</text:p>
            </text:list-item>
            <text:list-item>
              <text:p text:style-name="P10"><text:span text:style-name="Emphasis">Theo bond +1.</text:span></text:p>
            </text:list-item>
          </text:list>
        </text:list-item>
        <text:list-item>
          <text:p text:style-name="P10"><text:span text:style-name="Strong_20_Emphasis">“I need something dense to distract me. Any recommendations?”</text:span></text:p>
          <text:list>
            <text:list-item>
              <text:p text:style-name="P10"><text:span text:style-name="Strong_20_Emphasis">Theo:</text:span><text:line-break/>“I’ve been waiting my entire life to be asked that.”</text:p>
            </text:list-item>
            <text:list-item>
              <text:p text:style-name="P10"><text:span text:style-name="Emphasis">Leads into normal recommendation scene.</text:span></text:p>
            </text:list-item>
          </text:list>
        </text:list-item>
      </text:list>
      <text:p text:style-name="Horizontal_20_Line"/>
      <text:h text:style-name="Heading_20_2" text:outline-level="2">4. Cas – Week 1</text:h>
      <text:h text:style-name="Heading_20_3" text:outline-level="3">Scene C1 – Day 2 Night – Arcade</text:h>
      <text:p text:style-name="Text_20_body"><text:span text:style-name="Strong_20_Emphasis">Root</text:span></text:p>
      <text:p text:style-name="Text_20_body"><text:span text:style-name="Strong_20_Emphasis">Cas:</text:span><text:line-break/>“Nyx! Perfect. I needed an audience slash accomplice slash potential legal witness.”</text:p>
      <text:p text:style-name="Text_20_body"><text:span text:style-name="Strong_20_Emphasis">Player Choices:</text:span></text:p>
      <text:list xml:id="list1417281133109830716" text:style-name="L11">
        <text:list-item>
          <text:p text:style-name="P11"><text:span text:style-name="Strong_20_Emphasis">“That’s a lot of slashes. What are we doing?”</text:span></text:p>
          <text:list>
            <text:list-item>
              <text:p text:style-name="P11"><text:soft-page-break/><text:span text:style-name="Strong_20_Emphasis">Cas:</text:span><text:line-break/>“I’m about to absolutely humiliate this racing game. Or myself. Either way, content.”<text:line-break/>“You in?”</text:p>
            </text:list-item>
            <text:list-item>
              <text:p text:style-name="P11"><text:span text:style-name="Strong_20_Emphasis">Level 2 Choices:</text:span></text:p>
              <text:list>
                <text:list-item>
                  <text:p text:style-name="P11"><text:span text:style-name="Strong_20_Emphasis">“I’ll watch and provide scathing commentary.”</text:span></text:p>
                  <text:list>
                    <text:list-item>
                      <text:p text:style-name="P11"><text:span text:style-name="Strong_20_Emphasis">Cas:</text:span><text:line-break/>“Good. I need a live laugh track, but, like, supportive.”</text:p>
                    </text:list-item>
                    <text:list-item>
                      <text:p text:style-name="P11"><text:span text:style-name="Emphasis">CAS_MET = True</text:span>, Cas bond +1.</text:p>
                    </text:list-item>
                  </text:list>
                </text:list-item>
                <text:list-item>
                  <text:p text:style-name="P11"><text:span text:style-name="Strong_20_Emphasis">“I’ll race you. Prepare to lose heroically.”</text:span></text:p>
                  <text:list>
                    <text:list-item>
                      <text:p text:style-name="P11"><text:span text:style-name="Strong_20_Emphasis">Cas:</text:span><text:line-break/>“Ohhh, bold words. I respect the hubris.”</text:p>
                    </text:list-item>
                    <text:list-item>
                      <text:p text:style-name="P11"><text:span text:style-name="Emphasis">Minigame hook</text:span>, Cas bond +1–2 depending on performanc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span text:style-name="Strong_20_Emphasis">“Do I get hazard pay if this goes badly?”</text:span></text:p>
          <text:list>
            <text:list-item>
              <text:p text:style-name="P11"><text:span text:style-name="Strong_20_Emphasis">Cas:</text:span><text:line-break/>“I can pay you in tickets and emotional damage.”<text:line-break/>“The tickets are optional.”</text:p>
            </text:list-item>
            <text:list-item>
              <text:p text:style-name="P11"><text:span text:style-name="Strong_20_Emphasis">Level 2 Choices:</text:span></text:p>
              <text:list>
                <text:list-item>
                  <text:p text:style-name="P11"><text:span text:style-name="Strong_20_Emphasis">“I’m weirdly okay with that.”</text:span></text:p>
                  <text:list>
                    <text:list-item>
                      <text:p text:style-name="P11"><text:span text:style-name="Strong_20_Emphasis">Cas:</text:span><text:line-break/>“You’re my kind of person.”</text:p>
                    </text:list-item>
                    <text:list-item>
                      <text:p text:style-name="P11"><text:span text:style-name="Emphasis">CAS_MET = True</text:span>, Cas bond +1.</text:p>
                    </text:list-item>
                  </text:list>
                </text:list-item>
                <text:list-item>
                  <text:p text:style-name="P11"><text:span text:style-name="Strong_20_Emphasis">“I’ll just stand over here and pretend I don’t know you.”</text:span></text:p>
                  <text:list>
                    <text:list-item>
                      <text:p text:style-name="P11"><text:span text:style-name="Strong_20_Emphasis">Cas:</text:span><text:line-break/>“Great, plausible deniability. My favorite friendship feature.”</text:p>
                    </text:list-item>
                    <text:list-item>
                      <text:p text:style-name="P11"><text:span text:style-name="Emphasis">CAS_MET = True</text:span>, neutral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span text:style-name="Strong_20_Emphasis">“What did you break this time?”</text:span></text:p>
          <text:list>
            <text:list-item>
              <text:p text:style-name="P11"><text:span text:style-name="Strong_20_Emphasis">Cas:</text:span><text:line-break/>“Excuse you, I only emotionally break things.”<text:line-break/>“Machines love me. People… are a work in progress.”</text:p>
            </text:list-item>
            <text:list-item>
              <text:p text:style-name="P11"><text:span text:style-name="Strong_20_Emphasis">Level 2 Choices:</text:span></text:p>
              <text:list>
                <text:list-item>
                  <text:p text:style-name="P11"><text:span text:style-name="Strong_20_Emphasis">“So I’m a work in progress, huh?”</text:span></text:p>
                  <text:list>
                    <text:list-item>
                      <text:p text:style-name="P11"><text:span text:style-name="Strong_20_Emphasis">Cas:</text:span><text:line-break/>“Aren’t we all? Except me, I’m a finished disaster.”</text:p>
                    </text:list-item>
                    <text:list-item>
                      <text:p text:style-name="P11"><text:span text:style-name="Emphasis">CAS_MET = True</text:span>, Cas bond +1.</text:p>
                    </text:list-item>
                  </text:list>
                </text:list-item>
                <text:list-item>
                  <text:p text:style-name="P11"><text:span text:style-name="Strong_20_Emphasis">“Machines only love you because they don’t know any better.”</text:span></text:p>
                  <text:list>
                    <text:list-item>
                      <text:p text:style-name="P11"><text:span text:style-name="Strong_20_Emphasis">Cas:</text:span><text:line-break/>“Exactly. I’m unstoppable in the arcade and useless everywhere else.”</text:p>
                    </text:list-item>
                    <text:list-item>
                      <text:p text:style-name="P11"><text:soft-page-break/><text:span text:style-name="Emphasis">CAS_MET = True</text:span>, light self-deprecation theme.</text:p>
                    </text:list-item>
                  </text:list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Scene C2 – Day 4 Night – Back Alley Behind Arcade (SECRET FLAG)</text:h>
      <text:p text:style-name="Text_20_body"><text:span text:style-name="Strong_20_Emphasis">Context:</text:span> Cas sits on a milk crate, away from the noise.</text:p>
      <text:p text:style-name="Text_20_body"><text:span text:style-name="Strong_20_Emphasis">Prereq:</text:span> <text:span text:style-name="Source_20_Text">CAS_MET = True</text:span></text:p>
      <text:p text:style-name="Text_20_body"><text:span text:style-name="Strong_20_Emphasis">Root</text:span></text:p>
      <text:p text:style-name="Text_20_body"><text:span text:style-name="Strong_20_Emphasis">Cas:</text:span><text:line-break/>“Welcome to my office. Population: me, this crate, and a suspicious number of cigarette butts that aren’t mine.”</text:p>
      <text:p text:style-name="Text_20_body"><text:span text:style-name="Strong_20_Emphasis">Player Choices:</text:span></text:p>
      <text:list xml:id="list7282683275738860677" text:style-name="L12">
        <text:list-item>
          <text:p text:style-name="P12"><text:span text:style-name="Strong_20_Emphasis">“You okay? You’re not yelling at machines. That’s weird.”</text:span></text:p>
          <text:list>
            <text:list-item>
              <text:p text:style-name="P12"><text:span text:style-name="Strong_20_Emphasis">Cas:</text:span><text:line-break/>“I hit my daily quota of yelling. Now I’m on break.”<text:line-break/>“Also my face hurts from smiling at people who think I’m a mascot.”</text:p>
            </text:list-item>
            <text:list-item>
              <text:p text:style-name="P12"><text:span text:style-name="Strong_20_Emphasis">Level 2 Choices (SECRET PATH):</text:span></text:p>
              <text:list>
                <text:list-item>
                  <text:p text:style-name="P12"><text:span text:style-name="Strong_20_Emphasis">“Do you ever stop performing?”</text:span></text:p>
                  <text:list>
                    <text:list-item>
                      <text:p text:style-name="P12"><text:span text:style-name="Strong_20_Emphasis">Cas:</text:span><text:line-break/><text:span text:style-name="Emphasis">goes quiet for a second</text:span><text:line-break/>“Sometimes I forget how. Like, I start a bit and realize I don’t know where the bit ends and I begin.”<text:line-break/>“Don’t tell anyone, but I have a playlist of songs I only listen to when I’m alone and not ‘Cas the chaos goblin.’ Slow stuff. Sad stuff. Things with no punchline.”</text:p>
                    </text:list-item>
                    <text:list-item>
                      <text:p text:style-name="P12"><text:span text:style-name="Emphasis">Flags:</text:span> <text:span text:style-name="Source_20_Text">CAS_SECRET_SOFT_PLAYLIST = True</text:span></text:p>
                    </text:list-item>
                    <text:list-item>
                      <text:p text:style-name="P12"><text:span text:style-name="Emphasis">Journal:</text:span></text:p>
                      <text:p text:style-name="P23">Cas has a private playlist: no jokes, just soft/sad songs for the version of her that isn’t a performance.</text:p>
                    </text:list-item>
                  </text:list>
                </text:list-item>
                <text:list-item>
                  <text:p text:style-name="P12"><text:span text:style-name="Strong_20_Emphasis">“You’re good at it, though. The… mascot thing.”</text:span></text:p>
                  <text:list>
                    <text:list-item>
                      <text:p text:style-name="P12"><text:span text:style-name="Strong_20_Emphasis">Cas:</text:span><text:line-break/>“Thanks. I just worry that’s… all people see.”</text:p>
                    </text:list-item>
                    <text:list-item>
                      <text:p text:style-name="P12"><text:span text:style-name="Emphasis">Cas trust +1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<text:span text:style-name="Strong_20_Emphasis">“Can I sit in your office or is there a cover charge?”</text:span></text:p>
          <text:list>
            <text:list-item>
              <text:p text:style-name="P12"><text:span text:style-name="Strong_20_Emphasis">Cas:</text:span><text:line-break/>“Cover charge is one (1) weird fact about yourself.”</text:p>
            </text:list-item>
            <text:list-item>
              <text:p text:style-name="P12"><text:span text:style-name="Strong_20_Emphasis">Level 2 Choices:</text:span></text:p>
              <text:list>
                <text:list-item>
                  <text:p text:style-name="P12"><text:span text:style-name="Strong_20_Emphasis">“I have recurring dreams about school hallways, but they’re… wrong.”</text:span></text:p>
                  <text:list>
                    <text:list-item>
                      <text:p text:style-name="P12"><text:soft-page-break/><text:span text:style-name="Strong_20_Emphasis">Cas:</text:span><text:line-break/>“Ooh, horror-core. I like it. Take a seat.”</text:p>
                    </text:list-item>
                    <text:list-item>
                      <text:p text:style-name="P12"><text:span text:style-name="Emphasis">Cas bond +1, Dream tie-in.</text:span></text:p>
                    </text:list-item>
                  </text:list>
                </text:list-item>
                <text:list-item>
                  <text:p text:style-name="P12"><text:span text:style-name="Strong_20_Emphasis">“I once ate an entire family-sized bag of chips alone and saw God.”</text:span></text:p>
                  <text:list>
                    <text:list-item>
                      <text:p text:style-name="P12"><text:span text:style-name="Strong_20_Emphasis">Cas:</text:span><text:line-break/>“Relatable religious experience. Approved.”</text:p>
                    </text:list-item>
                    <text:list-item>
                      <text:p text:style-name="P12"><text:span text:style-name="Emphasis">Cas bond +1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<text:span text:style-name="Strong_20_Emphasis">“I like it back here. Less… audience.”</text:span></text:p>
          <text:list>
            <text:list-item>
              <text:p text:style-name="P12"><text:span text:style-name="Strong_20_Emphasis">Cas:</text:span><text:line-break/>“Same. Out there I’m ‘that girl from the arcade.’ Back here I’m just some idiot on a crate.”</text:p>
            </text:list-item>
            <text:list-item>
              <text:p text:style-name="P12"><text:span text:style-name="Strong_20_Emphasis">Level 2 Choices:</text:span></text:p>
              <text:list>
                <text:list-item>
                  <text:p text:style-name="P12"><text:span text:style-name="Strong_20_Emphasis">“I like the idiot on the crate more.”</text:span></text:p>
                  <text:list>
                    <text:list-item>
                      <text:p text:style-name="P12"><text:span text:style-name="Strong_20_Emphasis">Cas:</text:span><text:line-break/><text:span text:style-name="Emphasis">startled laugh</text:span><text:line-break/>“Careful, I might start believing you.”</text:p>
                    </text:list-item>
                    <text:list-item>
                      <text:p text:style-name="P12"><text:span text:style-name="Emphasis">Cas trust +1, Emotional Harmony +1.</text:span></text:p>
                    </text:list-item>
                  </text:list>
                </text:list-item>
                <text:list-item>
                  <text:p text:style-name="P12"><text:span text:style-name="Strong_20_Emphasis">“Both versions are kind of cool.”</text:span></text:p>
                  <text:list>
                    <text:list-item>
                      <text:p text:style-name="P12"><text:span text:style-name="Strong_20_Emphasis">Cas:</text:span><text:line-break/>“Don’t boost my ego, it’s already trespassing.”</text:p>
                    </text:list-item>
                    <text:list-item>
                      <text:p text:style-name="P12"><text:span text:style-name="Emphasis">Cas bond +1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Scene C3 – Day 6 Night – Arcades Reward</text:h>
      <text:p text:style-name="Text_20_body"><text:span text:style-name="Strong_20_Emphasis">Prereq:</text:span> <text:span text:style-name="Source_20_Text">CAS_SECRET_SOFT_PLAYLIST = True</text:span></text:p>
      <text:p text:style-name="Text_20_body"><text:span text:style-name="Strong_20_Emphasis">Context:</text:span> Arcade quieter than usual; Cas is scrolling through her phone between customers.</text:p>
      <text:p text:style-name="Text_20_body"><text:span text:style-name="Strong_20_Emphasis">Root</text:span></text:p>
      <text:p text:style-name="Text_20_body"><text:span text:style-name="Strong_20_Emphasis">Cas:</text:span><text:line-break/>“Nyx! You’re just in time to witness my slow descent into closing shift madness.”</text:p>
      <text:p text:style-name="Text_20_body"><text:span text:style-name="Strong_20_Emphasis">Special Choice:</text:span></text:p>
      <text:p text:style-name="Text_20_body"><text:span text:style-name="Strong_20_Emphasis">Player Choices:</text:span></text:p>
      <text:list xml:id="list398520108539542219" text:style-name="L13">
        <text:list-item>
          <text:p text:style-name="P13"><text:span text:style-name="Strong_20_Emphasis">“Is this a ‘soft playlist’ kind of night or a ‘chaos goblin’ night?”</text:span></text:p>
          <text:list>
            <text:list-item>
              <text:p text:style-name="P13"><text:span text:style-name="Strong_20_Emphasis">Cas:</text:span><text:line-break/><text:span text:style-name="Emphasis">stares, then grins slowly</text:span><text:line-break/>“Wow. Okay. I guess we’re acknowledging that I’m a person and not just a bit machine.”<text:line-break/>“It’s a soft playlist night. Don’t tell the pinball machines.”<text:line-break/>“Here. I burned—okay, not burned, I curated this for you. ‘For People Who Might <text:soft-page-break/>Actually Get It.’”</text:p>
            </text:list-item>
            <text:list-item>
              <text:p text:style-name="P13"><text:span text:style-name="Emphasis">Reward:</text:span> <text:span text:style-name="Strong_20_Emphasis">Item: JAX/CAS Mix CD/Playlist Token</text:span> – can unlock a special FEAR/FORM card or Dream music variant.</text:p>
            </text:list-item>
            <text:list-item>
              <text:p text:style-name="P13"><text:span text:style-name="Emphasis">Journal:</text:span></text:p>
              <text:p text:style-name="P24">Cas made me a playlist for the non-chaos version of both of us.</text:p>
            </text:list-item>
          </text:list>
        </text:list-item>
        <text:list-item>
          <text:p text:style-name="P13"><text:span text:style-name="Strong_20_Emphasis">“You seem less… loud tonight.”</text:span></text:p>
          <text:list>
            <text:list-item>
              <text:p text:style-name="P13"><text:span text:style-name="Strong_20_Emphasis">Cas:</text:span><text:line-break/>“Shh, you’ll ruin my brand.”<text:line-break/>“Yeah. I’m conserving energy. Chaos goblin goes dormant sometimes.”</text:p>
            </text:list-item>
            <text:list-item>
              <text:p text:style-name="P13"><text:span text:style-name="Emphasis">Cas bond +1.</text:span></text:p>
            </text:list-item>
          </text:list>
        </text:list-item>
        <text:list-item>
          <text:p text:style-name="P13"><text:span text:style-name="Strong_20_Emphasis">“Teach me how to cheat at this racing game instead.”</text:span></text:p>
          <text:list>
            <text:list-item>
              <text:p text:style-name="P13"><text:span text:style-name="Strong_20_Emphasis">Cas:</text:span><text:line-break/>“Ah, back to basics. I knew I liked you.”</text:p>
            </text:list-item>
            <text:list-item>
              <text:p text:style-name="P13"><text:span text:style-name="Emphasis">Gameplay-only, no special reward.</text:span></text:p>
            </text:list-item>
          </text:list>
        </text:list-item>
      </text:list>
      <text:p text:style-name="Horizontal_20_Line"/>
      <text:p text:style-name="Text_20_body">This gives you <text:span text:style-name="Strong_20_Emphasis">Week 1</text:span>, test-ready, for 4 major friends:</text:p>
      <text:list xml:id="list5162133223515299924" text:style-name="L14">
        <text:list-item>
          <text:p text:style-name="P14">Rowan – skate rail, sunrise secret → <text:span text:style-name="Strong_20_Emphasis">Skate Charm reward</text:span></text:p>
        </text:list-item>
        <text:list-item>
          <text:p text:style-name="P14">Mina – coping lists secret → <text:span text:style-name="Strong_20_Emphasis">Zine reward</text:span></text:p>
        </text:list-item>
        <text:list-item>
          <text:p text:style-name="P14">Theo – conversation rehearsal secret → <text:span text:style-name="Strong_20_Emphasis">Book / hint reward</text:span></text:p>
        </text:list-item>
        <text:list-item>
          <text:p text:style-name="P14">Cas – soft playlist secret → <text:span text:style-name="Strong_20_Emphasis">Music/playlist reward</text:span></text:p>
        </text:list-item>
      </text:list>
      <text:p text:style-name="Text_20_body">Each character:</text:p>
      <text:list xml:id="list4134110906637582996" text:style-name="L15">
        <text:list-item>
          <text:p text:style-name="P15">Has <text:span text:style-name="Strong_20_Emphasis">unique tone and quirks</text:span>.</text:p>
        </text:list-item>
        <text:list-item>
          <text:p text:style-name="P15">Has a <text:span text:style-name="Strong_20_Emphasis">secret conversation leaf</text:span> that records into <text:span text:style-name="Strong_20_Emphasis">Nyx’s journal</text:span>.</text:p>
        </text:list-item>
        <text:list-item>
          <text:p text:style-name="P15">Offers a <text:span text:style-name="Strong_20_Emphasis">later reward scene</text:span> if the player remembers/uses that knowledge on a different day.</text:p>
        </text:list-item>
      </text:list>
      <text:p text:style-name="Text_20_body">You can now lift these directly into Ren’Py and wire flags like:</text:p>
      <text:list xml:id="list7552847267268448328" text:style-name="L16">
        <text:list-item>
          <text:p text:style-name="P16"><text:span text:style-name="Source_20_Text">ROWAN_SECRET_SUNRISE_PLAN</text:span></text:p>
        </text:list-item>
        <text:list-item>
          <text:p text:style-name="P16"><text:span text:style-name="Source_20_Text">MINA_SECRET_LISTS</text:span></text:p>
        </text:list-item>
        <text:list-item>
          <text:p text:style-name="P16"><text:span text:style-name="Source_20_Text">THEO_SECRET_REHEARSAL</text:span></text:p>
        </text:list-item>
        <text:list-item>
          <text:p text:style-name="P16"><text:span text:style-name="Source_20_Text">CAS_SECRET_SOFT_PLAYLIST</text:span></text:p>
        </text:list-item>
      </text:list>
      <text:p text:style-name="Text_20_body">and the associated journal entries and reward item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llatrix </meta:initial-creator>
    <meta:creation-date>2025-11-07T00:46:15.30</meta:creation-date>
    <meta:document-statistic meta:table-count="0" meta:image-count="0" meta:object-count="0" meta:page-count="16" meta:paragraph-count="355" meta:word-count="3801" meta:character-count="20035"/>
    <dc:date>2025-11-07T00:48:21.48</dc:date>
    <dc:creator>Bellatrix </dc:creator>
    <meta:editing-duration>PT2M6S</meta:editing-duration>
    <meta:editing-cycles>1</meta:editing-cycles>
    <meta:generator>OpenOffice/4.1.15$Win32 OpenOffice.org_project/4115m2$Build-9813</meta:generator>
  </office:meta>
</office:document-meta>
</file>